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71ad2"/>
    </style:style>
    <style:style style:name="P2" style:family="paragraph" style:parent-style-name="Standard">
      <style:text-properties officeooo:rsid="0017f816" officeooo:paragraph-rsid="0017f816"/>
    </style:style>
    <style:style style:name="P3" style:family="paragraph" style:parent-style-name="Standard">
      <style:text-properties officeooo:rsid="00183fb4" officeooo:paragraph-rsid="00183fb4"/>
    </style:style>
    <style:style style:name="P4" style:family="paragraph" style:parent-style-name="Standard">
      <style:text-properties officeooo:rsid="00183fb4" officeooo:paragraph-rsid="00186eae"/>
    </style:style>
    <style:style style:name="P5" style:family="paragraph" style:parent-style-name="Standard">
      <style:text-properties officeooo:rsid="00186eae" officeooo:paragraph-rsid="00186eae"/>
    </style:style>
    <style:style style:name="P6" style:family="paragraph" style:parent-style-name="Standard">
      <style:text-properties officeooo:rsid="001a28fa" officeooo:paragraph-rsid="001a28fa"/>
    </style:style>
    <style:style style:name="P7" style:family="paragraph" style:parent-style-name="Standard">
      <style:text-properties officeooo:rsid="00207f9a" officeooo:paragraph-rsid="00207f9a"/>
    </style:style>
    <style:style style:name="P8" style:family="paragraph" style:parent-style-name="Standard">
      <style:text-properties officeooo:rsid="00207f9a" officeooo:paragraph-rsid="003a5025"/>
    </style:style>
    <style:style style:name="P9" style:family="paragraph" style:parent-style-name="Standard">
      <style:text-properties officeooo:rsid="00298526" officeooo:paragraph-rsid="00298526"/>
    </style:style>
    <style:style style:name="P10" style:family="paragraph" style:parent-style-name="Standard">
      <style:text-properties officeooo:rsid="00298526" officeooo:paragraph-rsid="003a5025"/>
    </style:style>
    <style:style style:name="P11" style:family="paragraph" style:parent-style-name="Standard">
      <style:text-properties officeooo:rsid="002a7d8b" officeooo:paragraph-rsid="002a7d8b"/>
    </style:style>
    <style:style style:name="P12" style:family="paragraph" style:parent-style-name="Standard">
      <style:text-properties officeooo:rsid="002a7d8b" officeooo:paragraph-rsid="002b5374"/>
    </style:style>
    <style:style style:name="P13" style:family="paragraph" style:parent-style-name="Standard">
      <style:text-properties officeooo:rsid="002a7d8b" officeooo:paragraph-rsid="003a5025"/>
    </style:style>
    <style:style style:name="P14" style:family="paragraph" style:parent-style-name="Standard">
      <style:text-properties officeooo:rsid="002ad72c" officeooo:paragraph-rsid="002ad72c"/>
    </style:style>
    <style:style style:name="P15" style:family="paragraph" style:parent-style-name="Standard">
      <style:text-properties officeooo:rsid="002e36ec" officeooo:paragraph-rsid="002e36ec"/>
    </style:style>
    <style:style style:name="P16" style:family="paragraph" style:parent-style-name="Standard">
      <style:text-properties officeooo:rsid="002edd1b" officeooo:paragraph-rsid="002edd1b"/>
    </style:style>
    <style:style style:name="P17" style:family="paragraph" style:parent-style-name="Standard">
      <style:text-properties officeooo:rsid="002edd1b" officeooo:paragraph-rsid="003a5025"/>
    </style:style>
    <style:style style:name="P18" style:family="paragraph" style:parent-style-name="Standard">
      <style:text-properties officeooo:rsid="002edd1b" officeooo:paragraph-rsid="003ea266"/>
    </style:style>
    <style:style style:name="P19" style:family="paragraph" style:parent-style-name="Standard">
      <style:text-properties officeooo:rsid="0031570d" officeooo:paragraph-rsid="0031570d"/>
    </style:style>
    <style:style style:name="P20" style:family="paragraph" style:parent-style-name="Standard">
      <style:text-properties officeooo:rsid="0031570d" officeooo:paragraph-rsid="003a5025"/>
    </style:style>
    <style:style style:name="P21" style:family="paragraph" style:parent-style-name="Standard">
      <style:text-properties officeooo:rsid="00320a48" officeooo:paragraph-rsid="00320a48"/>
    </style:style>
    <style:style style:name="P22" style:family="paragraph" style:parent-style-name="Standard">
      <style:text-properties officeooo:paragraph-rsid="00320a48"/>
    </style:style>
    <style:style style:name="P23" style:family="paragraph" style:parent-style-name="Standard">
      <style:text-properties officeooo:rsid="00347d13" officeooo:paragraph-rsid="00347d13"/>
    </style:style>
    <style:style style:name="P24" style:family="paragraph" style:parent-style-name="Standard">
      <style:text-properties officeooo:rsid="00363e08" officeooo:paragraph-rsid="00363e08"/>
    </style:style>
    <style:style style:name="P25" style:family="paragraph" style:parent-style-name="Standard">
      <style:text-properties officeooo:rsid="00363e08" officeooo:paragraph-rsid="00370103"/>
    </style:style>
    <style:style style:name="P26" style:family="paragraph" style:parent-style-name="Standard">
      <style:text-properties officeooo:rsid="00363e08" officeooo:paragraph-rsid="0041d0e6"/>
    </style:style>
    <style:style style:name="P27" style:family="paragraph" style:parent-style-name="Standard">
      <style:text-properties officeooo:rsid="0038ca60" officeooo:paragraph-rsid="0038ca60"/>
    </style:style>
    <style:style style:name="P28" style:family="paragraph" style:parent-style-name="Standard">
      <style:text-properties officeooo:rsid="0038ca60" officeooo:paragraph-rsid="003a5025"/>
    </style:style>
    <style:style style:name="P29" style:family="paragraph" style:parent-style-name="Preformatted_20_Text">
      <style:paragraph-properties fo:margin-top="0cm" fo:margin-bottom="0.499cm" style:contextual-spacing="false"/>
    </style:style>
    <style:style style:name="P30" style:family="paragraph" style:parent-style-name="Preformatted_20_Text">
      <style:text-properties officeooo:rsid="003c3b31" officeooo:paragraph-rsid="003c3b31"/>
    </style:style>
    <style:style style:name="P31" style:family="paragraph" style:parent-style-name="Standard">
      <style:text-properties officeooo:rsid="003c3b31" officeooo:paragraph-rsid="003c3b31"/>
    </style:style>
    <style:style style:name="P32" style:family="paragraph" style:parent-style-name="Standard">
      <style:text-properties officeooo:rsid="003f7a59" officeooo:paragraph-rsid="003f7a59"/>
    </style:style>
    <style:style style:name="P33" style:family="paragraph" style:parent-style-name="Standard">
      <style:text-properties officeooo:rsid="0040df03" officeooo:paragraph-rsid="0040df03"/>
    </style:style>
    <style:style style:name="P34" style:family="paragraph" style:parent-style-name="Standard">
      <style:text-properties officeooo:rsid="0040df03" officeooo:paragraph-rsid="00414870"/>
    </style:style>
    <style:style style:name="P35" style:family="paragraph" style:parent-style-name="Standard">
      <style:text-properties officeooo:rsid="00425a3a" officeooo:paragraph-rsid="00425a3a"/>
    </style:style>
    <style:style style:name="P36" style:family="paragraph" style:parent-style-name="Standard">
      <style:text-properties officeooo:rsid="0044283e" officeooo:paragraph-rsid="0044283e"/>
    </style:style>
    <style:style style:name="P37" style:family="paragraph" style:parent-style-name="Standard">
      <style:text-properties officeooo:rsid="00471453" officeooo:paragraph-rsid="00471453"/>
    </style:style>
    <style:style style:name="P38" style:family="paragraph" style:parent-style-name="Standard">
      <style:text-properties officeooo:rsid="0033c0c8" officeooo:paragraph-rsid="0033c0c8"/>
    </style:style>
    <style:style style:name="P39" style:family="paragraph" style:parent-style-name="Standard">
      <style:text-properties officeooo:rsid="0033c0c8" officeooo:paragraph-rsid="00320a48"/>
    </style:style>
    <style:style style:name="P40" style:family="paragraph" style:parent-style-name="Standard">
      <style:text-properties officeooo:rsid="0048cb5f" officeooo:paragraph-rsid="0048cb5f"/>
    </style:style>
    <style:style style:name="P41" style:family="paragraph" style:parent-style-name="Standard">
      <style:text-properties officeooo:rsid="004a5c47" officeooo:paragraph-rsid="004a5c47"/>
    </style:style>
    <style:style style:name="P42" style:family="paragraph" style:parent-style-name="Standard">
      <style:text-properties officeooo:rsid="004b174c" officeooo:paragraph-rsid="004b174c"/>
    </style:style>
    <style:style style:name="P43" style:family="paragraph" style:parent-style-name="Standard">
      <style:text-properties officeooo:paragraph-rsid="004b174c"/>
    </style:style>
    <style:style style:name="P44" style:family="paragraph" style:parent-style-name="Standard">
      <style:text-properties officeooo:rsid="004dd906" officeooo:paragraph-rsid="004dd906"/>
    </style:style>
    <style:style style:name="P45" style:family="paragraph" style:parent-style-name="Standard">
      <style:text-properties fo:color="#fff2e7" loext:opacity="100%" style:font-name="Droid Sans Mono" fo:font-size="10.5pt" fo:font-weight="normal" officeooo:rsid="004dd906" officeooo:paragraph-rsid="004dd906" fo:background-color="#261c1e"/>
    </style:style>
    <style:style style:name="P46" style:family="paragraph" style:parent-style-name="Standard">
      <style:text-properties officeooo:rsid="00414870" officeooo:paragraph-rsid="00414870"/>
    </style:style>
    <style:style style:name="P47" style:family="paragraph" style:parent-style-name="Preformatted_20_Text">
      <style:text-properties officeooo:rsid="004dd906" officeooo:paragraph-rsid="004dd906"/>
    </style:style>
    <style:style style:name="P48" style:family="paragraph" style:parent-style-name="Preformatted_20_Text">
      <style:text-properties officeooo:rsid="004dd906" officeooo:paragraph-rsid="0057fea6"/>
    </style:style>
    <style:style style:name="P49" style:family="paragraph" style:parent-style-name="Standard" style:list-style-name="L1">
      <style:text-properties officeooo:rsid="004b174c" officeooo:paragraph-rsid="004b174c"/>
    </style:style>
    <style:style style:name="P50" style:family="paragraph" style:parent-style-name="Standard">
      <style:text-properties officeooo:rsid="004dd906" officeooo:paragraph-rsid="004dd906"/>
    </style:style>
    <style:style style:name="P51" style:family="paragraph" style:parent-style-name="Standard">
      <style:text-properties officeooo:rsid="00554681" officeooo:paragraph-rsid="00554681"/>
    </style:style>
    <style:style style:name="P52" style:family="paragraph" style:parent-style-name="Standard">
      <style:text-properties officeooo:rsid="00554681" officeooo:paragraph-rsid="00554681" loext:padding="0cm" loext:border="none"/>
    </style:style>
    <style:style style:name="P53" style:family="paragraph" style:parent-style-name="Standard">
      <style:text-properties officeooo:rsid="00574647" officeooo:paragraph-rsid="00574647"/>
    </style:style>
    <style:style style:name="P54" style:family="paragraph" style:parent-style-name="Standard">
      <style:text-properties officeooo:rsid="0057c739" officeooo:paragraph-rsid="0057c739"/>
    </style:style>
    <style:style style:name="T1" style:family="text">
      <style:text-properties officeooo:rsid="00207f9a"/>
    </style:style>
    <style:style style:name="T2" style:family="text">
      <style:text-properties officeooo:rsid="002a7d8b"/>
    </style:style>
    <style:style style:name="T3" style:family="text">
      <style:text-properties officeooo:rsid="002b5374"/>
    </style:style>
    <style:style style:name="T4" style:family="text">
      <style:text-properties officeooo:rsid="002cc675"/>
    </style:style>
    <style:style style:name="T5" style:family="text">
      <style:text-properties officeooo:rsid="002e36ec"/>
    </style:style>
    <style:style style:name="T6" style:family="text">
      <style:text-properties officeooo:rsid="003057fe"/>
    </style:style>
    <style:style style:name="T7" style:family="text">
      <style:text-properties officeooo:rsid="00347d13"/>
    </style:style>
    <style:style style:name="T8" style:family="text">
      <style:text-properties officeooo:rsid="00370103"/>
    </style:style>
    <style:style style:name="T9" style:family="text">
      <style:text-properties officeooo:rsid="003a5025"/>
    </style:style>
    <style:style style:name="T10" style:family="text">
      <style:text-properties officeooo:rsid="003dd61e"/>
    </style:style>
    <style:style style:name="T11" style:family="text">
      <style:text-properties officeooo:rsid="003e0b8e"/>
    </style:style>
    <style:style style:name="T12" style:family="text">
      <style:text-properties officeooo:rsid="003ea266"/>
    </style:style>
    <style:style style:name="T13" style:family="text">
      <style:text-properties officeooo:rsid="00320a48"/>
    </style:style>
    <style:style style:name="T14" style:family="text">
      <style:text-properties officeooo:rsid="00414870"/>
    </style:style>
    <style:style style:name="T15" style:family="text">
      <style:text-properties officeooo:rsid="0041d0e6"/>
    </style:style>
    <style:style style:name="T16" style:family="text">
      <style:text-properties officeooo:rsid="004928b5"/>
    </style:style>
    <style:style style:name="T17" style:family="text">
      <style:text-properties officeooo:rsid="004a5c47"/>
    </style:style>
    <style:style style:name="T18" style:family="text">
      <style:text-properties fo:color="#97d4d9" loext:opacity="100%"/>
    </style:style>
    <style:style style:name="T19" style:family="text">
      <style:text-properties fo:color="#e68e7b" loext:opacity="100%"/>
    </style:style>
    <style:style style:name="T20" style:family="text">
      <style:text-properties fo:color="#efc764" loext:opacity="100%"/>
    </style:style>
    <style:style style:name="T21" style:family="text">
      <style:text-properties fo:color="#feafbe" loext:opacity="100%"/>
    </style:style>
    <style:style style:name="T22" style:family="text">
      <style:text-properties fo:color="#4b9de0" loext:opacity="100%"/>
    </style:style>
    <style:style style:name="T23" style:family="text">
      <style:text-properties officeooo:rsid="0054770f"/>
    </style:style>
    <style:style style:name="T24" style:family="text">
      <style:text-properties officeooo:rsid="0057fea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9">#Estrutura do MongoDB</text:p>
      <text:p text:style-name="P7">Os bancos de dados mongodb possuem collections (tabelas) que são um conjunto de documentos com formato de arquivo <text:s/>para estruturar dados chamado BSON que possuem estruturas muito similares a objetos javascript (JSON) estruturados por meio de fields ({} colunas) que possuem valores (linhas).O mongo DB armazerna os dados em BSON e os visualiza e<text:span text:style-name="T4">m</text:span> JSON <text:span text:style-name="T4">ou CSV</text:span> localmente ou de forma externa</text:p>
      <text:p text:style-name="P7"/>
      <text:p text:style-name="P7">Bson é uma representação binária para armazernar dados no formato JSON, otimizando a velocidade, espaço e flexibilidade e entre outros problemas do formato JSON, o objetivo é alcança alta perfomace e foco em propósito geral. além de suportar a extensão a tipos de dados não suportados nativamente pelo JSON. Permitindo uma comunicação mais fácil entre o BD e as aplicações que podem ser escritos em várias linguagens, cada uma com sua própria variedade da dados.</text:p>
      <text:p text:style-name="P7"/>
      <text:p text:style-name="P9">#Pesquisando no atlas <text:s/><text:span text:style-name="T5">com </text:span><text:span text:style-name="T2">JSON</text:span></text:p>
      <text:p text:style-name="P7">{"start station name":"Howard St &amp; Centre St", "birth year": 1961}</text:p>
      <text:p text:style-name="P11"/>
      <text:p text:style-name="P12">Na linha de comando usando o find: <text:span text:style-name="T3">db.trips.find({“</text:span><text:span text:style-name="T1">start station name":"Howard St &amp; Centre St", "birth year": 1961}</text:span><text:span text:style-name="T3">)</text:span></text:p>
      <text:p text:style-name="P7"/>
      <text:p text:style-name="P19">@it = iterar ou fazer de novo, repetir, reiterar-se</text:p>
      <text:p text:style-name="P7"/>
      <text:p text:style-name="P16"><text:span text:style-name="T6">#</text:span>quando usamos o find ele só mostra um quantidade limitada de documentos na tela, se quisermos ver mais deveremos usar o method it para ele retornar os próximos 20 documentos, isso é possível através do cursor, um objeto <text:span text:style-name="T6">que o find retorna e que aponta</text:span> para o conjunto de resultados da nossa última consulta.</text:p>
      <text:p text:style-name="P16"/>
      <text:p text:style-name="P16">db.pessoas.find({esta_empregado: true}).pretty().count() <text:span text:style-name="T11">#updatemany</text:span></text:p>
      <text:p text:style-name="P16"/>
      <text:p text:style-name="P16">db.pessoas.findOne({nome: "João"}) <text:span text:style-name="T11">#updateOne</text:span></text:p>
      <text:p text:style-name="P16"/>
      <text:p text:style-name="P16"/>
      <text:p text:style-name="P16"/>
      <text:p text:style-name="P16">#Um ponteiro é um endereço direto para o local de memória aonde o dado está armazenado</text:p>
      <text:p text:style-name="P7"/>
      <text:p text:style-name="P7">Json format inicia e termina com chaves {}</text:p>
      <text:p text:style-name="P7">separa chaves (field) e valores (linha) por :</text:p>
      <text:p text:style-name="P7">separa cada par de keys( field) <text:s/>: e valor (linha) por , exemplo: “field”:value</text:p>
      <text:p text:style-name="P7">"" ao redor das chaves</text:p>
      <text:p text:style-name="P7"/>
      <text:p text:style-name="P6"/>
      <text:p text:style-name="P6"/>
      <text:p text:style-name="P6"/>
      <text:p text:style-name="P6"/>
      <text:p text:style-name="P6">@TESTAR TUDO DEPOIS!!!</text:p>
      <text:p text:style-name="P3"/>
      <text:p text:style-name="P3"/>
      <text:p text:style-name="P3"/>
      <text:p text:style-name="P3"/>
      <text:p text:style-name="P3"/>
      <text:p text:style-name="P3"><text:soft-page-break/>#Importando em BSON</text:p>
      <text:p text:style-name="P4">sudo mongorestore --uri="mongodb+srv://m001-student:m001-mongodb-basics@sandbox.bcdkq.mongodb.net/sample_airbnb" --drop dump</text:p>
      <text:p text:style-name="P4"><text:s text:c="3"/></text:p>
      <text:p text:style-name="P5"/>
      <text:p text:style-name="P1"/>
      <text:p text:style-name="P2">#Exportando em BSON</text:p>
      <text:p text:style-name="P2">sudo mongo<text:span text:style-name="T10">dump</text:span> --uri="mongodb+srv://m001-student:m001-mongodb-basics@sandbox.bcdkq.mongodb.net/sample_restaurants" --drop dump/sample_restaurants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#Importando em JSON</text:p>
      <text:p text:style-name="P5">sudo mongoimport --uri="mongodb+srv://m001-student:m001-mongodb-basics@sandbox.bcdkq.mongodb.net/sample_restaurants" <text:s/>-c=restaurants --drop restaurants.json</text:p>
      <text:p text:style-name="P5"/>
      <text:p text:style-name="P15">@pra importa em CSV ou TSV precisa especificar os fields</text:p>
      <text:p text:style-name="P15"/>
      <text:p text:style-name="P2">#Exportando JSON</text:p>
      <text:p text:style-name="P2"/>
      <text:p text:style-name="P2"/>
      <text:p text:style-name="P1">sudo mongoexport --uri="mongodb+srv://m001-student:m001-mongodb-basics@sandbox.bcdkq.mongodb.net/sample_airbnb" -d=sample_airbnb -c=listingsAndReviews --type=json -o=/home/brenfern/meusjson/listing.json</text:p>
      <text:p text:style-name="P1"/>
      <text:p text:style-name="P1"/>
      <text:p text:style-name="P2">#Expotando CSV</text:p>
      <text:p text:style-name="P1">sudo mongoexport --uri="mongodb+srv://m001-student:m001-mongodb-basics@sandbox.bcdkq.mongodb.net/sample_airbnb" -d=sample_airbnb -c=listingsAndReviews --type=csv -o=/home/brenfern/meusjson/listing.csv -f=listing_url</text:p>
      <text:p text:style-name="P1"/>
      <text:p text:style-name="P10">#Pesquisando no atlas <text:s/><text:span text:style-name="T5">com </text:span><text:span text:style-name="T2">JSON</text:span></text:p>
      <text:p text:style-name="P8">{"start station name":"Howard St &amp; Centre St", "birth year": 1961}</text:p>
      <text:p text:style-name="P13"/>
      <text:p text:style-name="P13">Na linha de comando usando o find: <text:span text:style-name="T3">db.trips.find({“</text:span><text:span text:style-name="T1">start station name":"Howard St &amp; Centre St", "birth year": 1961}</text:span><text:span text:style-name="T3">)</text:span></text:p>
      <text:p text:style-name="P8"/>
      <text:p text:style-name="P20">@it = iterar ou fazer de novo, repetir, reiterar-se</text:p>
      <text:p text:style-name="P8"><text:soft-page-break/></text:p>
      <text:p text:style-name="P17"><text:span text:style-name="T6">#</text:span>quando usamos o find ele só mostra um quantidade limitada de documentos na tela, se quisermos ver mais deveremos usar o method it para ele retornar os próximos 20 documentos, isso é possível através do cursor, um objeto <text:span text:style-name="T6">que o find retorna e que aponta</text:span> para o conjunto de resultados da nossa última consulta.</text:p>
      <text:p text:style-name="P17"/>
      <text:p text:style-name="P18">db.pessoas.find({esta_empregado: true}).pretty().count() <text:span text:style-name="T11">#updatemany </text:span><text:span text:style-name="T12">#</text:span><text:span text:style-name="T13">#insertMany</text:span></text:p>
      <text:p text:style-name="P18"/>
      <text:p text:style-name="P18">db.pessoas.findOne({nome: "João"}) <text:span text:style-name="T11">#updateOne </text:span><text:span text:style-name="T12">#</text:span><text:span text:style-name="T13">insertOne</text:span></text:p>
      <text:p text:style-name="P18"/>
      <text:p text:style-name="P17"/>
      <text:p text:style-name="P17"/>
      <text:p text:style-name="P17">#Um ponteiro é um endereço direto para o local de memória aonde o dado está armazenado</text:p>
      <text:p text:style-name="P1"/>
      <text:p text:style-name="P14">use &lt;db&gt;</text:p>
      <text:p text:style-name="P14"/>
      <text:p text:style-name="P14">show dbs</text:p>
      <text:p text:style-name="P14"/>
      <text:p text:style-name="P14">show collections</text:p>
      <text:p text:style-name="P14"/>
      <text:p text:style-name="P21">#inset</text:p>
      <text:p text:style-name="P21"/>
      <text:p text:style-name="P21">#insertOne</text:p>
      <text:p text:style-name="P23"/>
      <text:p text:style-name="P23">db.escola.insertOne( {“Nome” : “Breno” , “Idade” : 14} )</text:p>
      <text:p text:style-name="P23"/>
      <text:p text:style-name="P23"/>
      <text:p text:style-name="P33">#Inserindo um objeto que possui uma tabela dentro de si</text:p>
      <text:p text:style-name="P33"/>
      <text:p text:style-name="P34">db.pets.insertOne(“_id: 1”, “pet”: “cat”, “atributos”: <text:span text:style-name="T14">{“coat”: “lalala”, “crack”: “lababub”}, </text:span></text:p>
      <text:p text:style-name="P46">“nome”: “Erduado”})</text:p>
      <text:p text:style-name="P23"/>
      <text:p text:style-name="P54">#matriz</text:p>
      <text:p text:style-name="P34">db.pets.insertOne(“_id: 1”, “pet”: “cat”, “atributos”: <text:span text:style-name="T14">[{“coat”: “lalala”, “crack”: “lababub”}, {“defense” 1234, “power”: 1000}], </text:span></text:p>
      <text:p text:style-name="P46">“nome”: “Erduado”})</text:p>
      <text:p text:style-name="P21"/>
      <text:p text:style-name="P21">#insertMany</text:p>
      <text:p text:style-name="P21"/>
      <text:p text:style-name="P23">db.escola.insertMany( [ {“Nome” : “Breno” , “Idade” : 14}, {“Nome” : “Fernando”, “Idade” : 17} ] )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#updateOne</text:p>
      <text:p text:style-name="P24"/>
      <text:p text:style-name="P24">db.pessoas.updateOne({“<text:span text:style-name="T7">Nome” : “Breno” , “Idade” : 14</text:span>}, {$set: {esta_empregado: true} })</text:p>
      <text:p text:style-name="P21"/>
      <text:p text:style-name="P26">db.<text:span text:style-name="T15">grades</text:span>.updateOne({“<text:span text:style-name="T15">student_id”: 250, “class_id”: 339, {“$push: {“scores”: {“type”: “extra credit”, “score”: 100</text:span> }<text:span text:style-name="T15">}}</text:span>)</text:p>
      <text:p text:style-name="P21"/>
      <text:p text:style-name="P21">#update</text:p>
      <text:p text:style-name="P21"/>
      <text:p text:style-name="P21">#updateMany</text:p>
      <text:p text:style-name="P21"/>
      <text:p text:style-name="P25">db.pessoas.updateMany({} , {$set: {“<text:span text:style-name="T8">Salario”: 5000</text:span>} })</text:p>
      <text:p text:style-name="P25"/>
      <text:p text:style-name="P32">db.zips.updateMany({“city”: “HUDSON”}, {“$inc”: {“pop”: 10}})</text:p>
      <text:p text:style-name="P25"/>
      <text:p text:style-name="P25"/>
      <text:p text:style-name="P28">#deleteMany</text:p>
      <text:p text:style-name="P27"/>
      <text:p text:style-name="P27">db.pessoas.delete.Many({“esta_empregado”: true})</text:p>
      <text:p text:style-name="P27"/>
      <text:p text:style-name="P27">#delete<text:span text:style-name="T9">One</text:span></text:p>
      <text:p text:style-name="P27"/>
      <text:p text:style-name="P27">db.pessoas.delete.One({“Nome” : “Debora”})</text:p>
      <text:p text:style-name="P27"/>
      <text:p text:style-name="P31">#Vai inserir apenas os documentos que não possuem “_id” duplicada </text:p>
      <text:p text:style-name="P31"/>
      <text:p text:style-name="P30">db.pets.insert([{ "_id": 1, "pet": "cat" },</text:p>
      <text:p text:style-name="Preformatted_20_Text"><text:s text:c="16"/>{ "_id": 1, "pet": "dog" },</text:p>
      <text:p text:style-name="Preformatted_20_Text"><text:s text:c="16"/>{ "_id": 3, "pet": "fish" },</text:p>
      <text:p text:style-name="P29"><text:s text:c="16"/>{ "_id": 4, "pet": "snake" }], { "ordered": false })</text:p>
      <text:p text:style-name="P35">#dropa coleções </text:p>
      <text:p text:style-name="P35"/>
      <text:p text:style-name="P35">db.pessoas.drop()</text:p>
      <text:p text:style-name="P35"/>
      <text:p text:style-name="P36">#dropa banco de dados</text:p>
      <text:p text:style-name="P36"/>
      <text:p text:style-name="P36">db.dropdatabase() <text:span text:style-name="T16">#o banco que você tá no momento</text:span></text:p>
      <text:p text:style-name="P36"/>
      <text:p text:style-name="P36">#otimiza espaço</text:p>
      <text:p text:style-name="P36"/>
      <text:p text:style-name="P36"/>
      <table:table table:name="Tabela1" table:style-name="Tabela1">
        <table:table-column table:style-name="Tabela1.A"/>
        <table:table-row table:style-name="TableLine94420418341232">
          <table:table-cell table:style-name="Tabela1.A1" office:value-type="string">
            <text:p text:style-name="Table_20_Contents">db.getSiblingDB("config").cache.databases.remove({_id:"DATABASE"}, {writeConcern: {w: 'majority' }});</text:p>
          </table:table-cell>
        </table:table-row>
        <table:table-row table:style-name="TableLine94420418201984">
          <table:table-cell table:style-name="Tabela1.A1" office:value-type="string">
            <text:p text:style-name="Table_20_Contents">db.getSiblingDB("config").cache.collections.remove({_id:/^DATABASE.*/}, {writeConcern: {w: 'majority' }});</text:p>
          </table:table-cell>
        </table:table-row>
      </table:table>
      <text:p text:style-name="P36"/>
      <text:p text:style-name="P27"/>
      <text:p text:style-name="P37">#conectando no cluster atlas</text:p>
      <text:p text:style-name="P27"/>
      <text:p text:style-name="P27">mongodb+srv://m001-student:m001-mongodb-basics@sandbox.bcdkq.mongodb.net/test</text:p>
      <text:p text:style-name="P39"/>
      <text:p text:style-name="P38"/>
      <text:p text:style-name="P38"><text:soft-page-break/></text:p>
      <text:p text:style-name="P40">Operators:</text:p>
      <text:p text:style-name="P40"/>
      <text:p text:style-name="P40">#update operators</text:p>
      <text:p text:style-name="P40"/>
      <text:p text:style-name="P40">$set</text:p>
      <text:p text:style-name="P40"/>
      <text:p text:style-name="P40">$inc</text:p>
      <text:p text:style-name="P40"/>
      <text:p text:style-name="P40">$rename</text:p>
      <text:p text:style-name="P40"/>
      <text:p text:style-name="P41">$unset</text:p>
      <text:p text:style-name="P41"/>
      <text:p text:style-name="P41">#query operator – comaparação</text:p>
      <text:p text:style-name="P41"/>
      <text:p text:style-name="P41">$eq = igual a</text:p>
      <text:p text:style-name="P41"/>
      <text:p text:style-name="P41">$ne = não é igual a ou diferente</text:p>
      <text:p text:style-name="P41"/>
      <text:p text:style-name="P41">$gt = maior que</text:p>
      <text:p text:style-name="P41"/>
      <text:p text:style-name="P41">$lt = menor que</text:p>
      <text:p text:style-name="P41"/>
      <text:p text:style-name="P41">$gte = maior ou igual que</text:p>
      <text:p text:style-name="P41"/>
      <text:p text:style-name="P41">$lte = menor ou igual que</text:p>
      <text:p text:style-name="P41"/>
      <text:p text:style-name="P41"/>
      <text:p text:style-name="P42">#exemplo:</text:p>
      <text:p text:style-name="P42"/>
      <text:list xml:id="list3729299374" text:style-name="L1">
        <text:list-item>
          <text:p text:style-name="P49">db.pessoas.find({“nome”: {“$ne”: “José”}, “idade”: {“$lt”: 40}}).pretty()</text:p>
        </text:list-item>
      </text:list>
      <text:p text:style-name="P43"/>
      <text:p text:style-name="P43"/>
      <text:p text:style-name="P44">#<text:span text:style-name="T17">query operator – </text:span>lógicos</text:p>
      <text:p text:style-name="P44"/>
      <text:p text:style-name="P44">$and</text:p>
      <text:p text:style-name="P44"/>
      <text:p text:style-name="P44">$or</text:p>
      <text:p text:style-name="P44"/>
      <text:p text:style-name="P44">$nor</text:p>
      <text:p text:style-name="P44"/>
      <text:p text:style-name="P44">$not</text:p>
      <text:p text:style-name="P54"/>
      <text:p text:style-name="P54">$expr</text:p>
      <text:p text:style-name="P54"/>
      <text:p text:style-name="P54">$push</text:p>
      <text:p text:style-name="P44"/>
      <text:p text:style-name="P45"><text:span text:style-name="T18">db</text:span>.<text:span text:style-name="T18">routes</text:span>.<text:span text:style-name="T19">find</text:span>({<text:span text:style-name="T20">"$and"</text:span>: [{<text:span text:style-name="T20">"$or"</text:span>:[{<text:span text:style-name="T21">dst_airport</text:span>: <text:span text:style-name="T20">"KZN"</text:span>}, {<text:span text:style-name="T20">"src_airport"</text:span>: <text:span text:style-name="T20">"KZN"</text:span>}]}, {<text:span text:style-name="T20">"$or"</text:span>}:[{<text:span text:style-name="T20">"airplane"</text:span>: <text:span text:style-name="T20">"CR2"</text:span>}, {<text:span text:style-name="T20">"airplane"</text:span>: <text:span text:style-name="T20">"A81"</text:span>}]}]}).<text:span text:style-name="T22">count</text:span>()</text:p>
      <text:p text:style-name="P45"/>
      <text:p text:style-name="P45"/>
      <text:p text:style-name="P47"><text:span text:style-name="Source_20_Text"/></text:p>
      <text:p text:style-name="P48"><text:span text:style-name="Source_20_Text"/></text:p>
      <text:p text:style-name="P44"><text:soft-page-break/>db.companies,find({"$or":[ <text:s text:c="2"/>{"$and": [ {"founded_year":2004},{"$or":[ {"category_code":"web"},{"category_code":"social"}] }]} ,{"$and": [{"founded_month":10},{"$or":[ {"category_code":"web"},{"category_code":"social"}] }]}]})</text:p>
      <text:p text:style-name="P44"/>
      <text:p text:style-name="P52">db.trips.find({ "$expr": { "$and": [ { "$gt": [ "$tripduration", 1200 ]}, { "$eq": [ "$end station id", "$start station id" ]} ]}}).count() </text:p>
      <text:p text:style-name="P44"/>
      <text:p text:style-name="P51"/>
      <text:p text:style-name="P53">db.companies.find({“$expr”: {“$eq” : [“$twitter_username”, $”permalink”]}}).counr()</text:p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20:19:53.104759365</meta:creation-date>
    <meta:editing-duration>PT9H39M50S</meta:editing-duration>
    <meta:editing-cycles>28</meta:editing-cycles>
    <meta:generator>LibreOffice/7.3.1.3$Linux_X86_64 LibreOffice_project/30$Build-3</meta:generator>
    <dc:date>2022-04-19T16:49:54.521878371</dc:date>
    <meta:document-statistic meta:table-count="1" meta:image-count="0" meta:object-count="0" meta:page-count="6" meta:paragraph-count="102" meta:word-count="770" meta:character-count="6377" meta:non-whitespace-character-count="5654"/>
  </office:meta>
</office:document-meta>
</file>